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4263in" style:use-optimal-column-width="false"/>
    </style:style>
    <style:style style:name="TableColumn3" style:family="table-column">
      <style:table-column-properties style:column-width="2.818in" style:use-optimal-column-width="false"/>
    </style:style>
    <style:style style:name="TableColumn4" style:family="table-column">
      <style:table-column-properties style:column-width="0.8305in" style:use-optimal-column-width="false"/>
    </style:style>
    <style:style style:name="TableColumn5" style:family="table-column">
      <style:table-column-properties style:column-width="0.8305in" style:use-optimal-column-width="false"/>
    </style:style>
    <style:style style:name="Table1" style:family="table" style:master-page-name="MP0">
      <style:table-properties style:width="5.9055in" style:rel-width="100%" fo:margin-left="-0.0083in" table:align="left"/>
    </style:style>
    <style:style style:name="TableRow6" style:family="table-row">
      <style:table-row-properties style:min-row-height="0.225in" style:use-optimal-row-height="false"/>
    </style:style>
    <style:style style:name="TableCell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paragraph-properties fo:text-align="end"/>
    </style:style>
    <style:style style:name="T13" style:parent-style-name="預設段落字型" style:family="text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6" style:family="table-row">
      <style:table-row-properties style:min-row-height="0.225in" style:use-optimal-row-height="false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Cell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25" style:family="table-row">
      <style:table-row-properties style:min-row-height="0.225in" style:use-optimal-row-height="false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" style:parent-style-name="Standard" style:family="paragraph">
      <style:text-properties style:font-name="新細明體, PMingLiU" style:font-name-complex="新細明體, PMingLiU"/>
    </style:style>
    <style:style style:name="TableCell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" style:parent-style-name="Standard" style:family="paragraph">
      <style:text-properties style:font-name="新細明體, PMingLiU" style:font-name-complex="新細明體, PMingLiU"/>
    </style:style>
    <style:style style:name="TableCell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" style:parent-style-name="Standard" style:family="paragraph">
      <style:paragraph-properties fo:text-align="end"/>
    </style:style>
    <style:style style:name="T34" style:parent-style-name="預設段落字型" style:family="text">
      <style:text-properties style:font-name="新細明體, PMingLiU" style:font-name-complex="新細明體, PMingLiU"/>
    </style:style>
    <style:style style:name="TableRow35" style:family="table-row">
      <style:table-row-properties style:min-row-height="0.225in" style:use-optimal-row-height="false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Cell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" style:parent-style-name="Standard" style:family="paragraph">
      <style:text-properties style:font-name="新細明體, PMingLiU" style:font-name-complex="新細明體, PMingLiU"/>
    </style:style>
    <style:style style:name="TableCell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" style:parent-style-name="Standard" style:family="paragraph">
      <style:paragraph-properties fo:text-align="end"/>
    </style:style>
    <style:style style:name="T44" style:parent-style-name="預設段落字型" style:family="text">
      <style:text-properties style:font-name="新細明體, PMingLiU" style:font-name-complex="新細明體, PMingLiU"/>
    </style:style>
    <style:style style:name="TableRow45" style:family="table-row">
      <style:table-row-properties style:min-row-height="0.225in" style:use-optimal-row-height="false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text-properties style:font-name="新細明體, PMingLiU" style:font-name-complex="新細明體, PMingLiU"/>
    </style:style>
    <style:style style:name="TableCell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" style:parent-style-name="Standard" style:family="paragraph">
      <style:text-properties style:font-name="新細明體, PMingLiU" style:font-name-complex="新細明體, PMingLiU"/>
    </style:style>
    <style:style style:name="TableCell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" style:parent-style-name="Standard" style:family="paragraph">
      <style:paragraph-properties fo:text-align="end"/>
    </style:style>
    <style:style style:name="T54" style:parent-style-name="預設段落字型" style:family="text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" style:parent-style-name="Standard" style:family="paragraph">
      <style:paragraph-properties fo:text-align="end"/>
    </style:style>
    <style:style style:name="T62" style:parent-style-name="預設段落字型" style:family="text"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" style:parent-style-name="Standard" style:family="paragraph">
      <style:paragraph-properties fo:text-align="end"/>
    </style:style>
    <style:style style:name="T65" style:parent-style-name="預設段落字型" style:family="text">
      <style:text-properties style:font-name="新細明體, PMingLiU" style:font-name-complex="新細明體, PMingLiU"/>
    </style:style>
    <style:style style:name="TableRow66" style:family="table-row">
      <style:table-row-properties style:min-row-height="0.225in" style:use-optimal-row-height="false"/>
    </style:style>
    <style:style style:name="TableCell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" style:parent-style-name="Standard" style:family="paragraph">
      <style:text-properties style:font-name="新細明體, PMingLiU" style:font-name-complex="新細明體, PMingLiU"/>
    </style:style>
    <style:style style:name="TableCell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" style:parent-style-name="Standard" style:family="paragraph">
      <style:text-properties style:font-name="新細明體, PMingLiU" style:font-name-complex="新細明體, PMingLiU"/>
    </style:style>
    <style:style style:name="TableCell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" style:parent-style-name="Standard" style:family="paragraph">
      <style:paragraph-properties fo:text-align="end"/>
    </style:style>
    <style:style style:name="T75" style:parent-style-name="預設段落字型" style:family="text">
      <style:text-properties style:font-name="新細明體, PMingLiU" style:font-name-complex="新細明體, PMingLiU"/>
    </style:style>
    <style:style style:name="TableRow76" style:family="table-row">
      <style:table-row-properties style:min-row-height="0.225in" style:use-optimal-row-height="false"/>
    </style:style>
    <style:style style:name="TableCell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" style:parent-style-name="Standard" style:family="paragraph">
      <style:text-properties style:font-name="新細明體, PMingLiU" style:font-name-complex="新細明體, PMingLiU"/>
    </style:style>
    <style:style style:name="TableCell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" style:parent-style-name="Standard" style:family="paragraph">
      <style:text-properties style:font-name="新細明體, PMingLiU" style:font-name-complex="新細明體, PMingLiU"/>
    </style:style>
    <style:style style:name="TableCell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" style:parent-style-name="Standard" style:family="paragraph">
      <style:paragraph-properties fo:text-align="end"/>
    </style:style>
    <style:style style:name="T85" style:parent-style-name="預設段落字型" style:family="text">
      <style:text-properties style:font-name="新細明體, PMingLiU" style:font-name-complex="新細明體, PMingLiU"/>
    </style:style>
    <style:style style:name="TableRow86" style:family="table-row">
      <style:table-row-properties style:min-row-height="0.225in" style:use-optimal-row-height="false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" style:parent-style-name="Standard" style:family="paragraph">
      <style:paragraph-properties fo:text-align="end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ableRow96" style:family="table-row">
      <style:table-row-properties style:min-row-height="0.225in" style:use-optimal-row-height="false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" style:parent-style-name="Standard" style:family="paragraph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" style:parent-style-name="Standard" style:family="paragraph">
      <style:paragraph-properties fo:text-align="end"/>
    </style:style>
    <style:style style:name="T105" style:parent-style-name="預設段落字型" style:family="text">
      <style:text-properties style:font-name="新細明體, PMingLiU" style:font-name-complex="新細明體, PMingLiU"/>
    </style:style>
    <style:style style:name="TableRow106" style:family="table-row">
      <style:table-row-properties style:min-row-height="0.225in" style:use-optimal-row-height="false"/>
    </style:style>
    <style:style style:name="TableCell1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8" style:parent-style-name="Standard" style:family="paragraph">
      <style:text-properties style:font-name="新細明體, PMingLiU" style:font-name-complex="新細明體, PMingLiU"/>
    </style:style>
    <style:style style:name="TableCell1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0" style:parent-style-name="Standard" style:family="paragraph">
      <style:text-properties style:font-name="新細明體, PMingLiU" style:font-name-complex="新細明體, PMingLiU"/>
    </style:style>
    <style:style style:name="TableCell1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4" style:parent-style-name="Standard" style:family="paragraph">
      <style:paragraph-properties fo:text-align="end"/>
    </style:style>
    <style:style style:name="T115" style:parent-style-name="預設段落字型" style:family="text">
      <style:text-properties style:font-name="新細明體, PMingLiU" style:font-name-complex="新細明體, PMingLiU"/>
    </style:style>
    <style:style style:name="TableRow116" style:family="table-row">
      <style:table-row-properties style:min-row-height="0.225in" style:use-optimal-row-height="false"/>
    </style:style>
    <style:style style:name="TableCell1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8" style:parent-style-name="預設段落字型" style:family="text">
      <style:text-properties style:font-name="新細明體, PMingLiU" style:font-name-complex="新細明體, PMingLiU"/>
    </style:style>
    <style:style style:name="TableCell1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0" style:parent-style-name="Standard" style:family="paragraph"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25" style:family="table-row">
      <style:table-row-properties style:min-row-height="0.225in" style:use-optimal-row-height="false"/>
    </style:style>
    <style:style style:name="TableCell1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7" style:parent-style-name="Standard" style:family="paragraph">
      <style:text-properties style:font-name="新細明體, PMingLiU" style:font-name-complex="新細明體, PMingLiU"/>
    </style:style>
    <style:style style:name="TableCell1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9" style:parent-style-name="Standard" style:family="paragraph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34" style:family="table-row">
      <style:table-row-properties style:min-row-height="0.225in" style:use-optimal-row-height="false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0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43" style:family="table-row">
      <style:table-row-properties style:min-row-height="0.225in" style:use-optimal-row-height="false"/>
    </style:style>
    <style:style style:name="TableCell1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5" style:parent-style-name="Standard" style:family="paragraph">
      <style:text-properties style:font-name="新細明體, PMingLiU" style:font-name-complex="新細明體, PMingLiU"/>
    </style:style>
    <style:style style:name="TableCell1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Cell1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9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52" style:family="table-row">
      <style:table-row-properties style:min-row-height="0.225in" style:use-optimal-row-height="false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0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61" style:family="table-row">
      <style:table-row-properties style:min-row-height="0.225in" style:use-optimal-row-height="false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Cell1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9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70" style:family="table-row">
      <style:table-row-properties style:min-row-height="0.225in" style:use-optimal-row-height="false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2" style:parent-style-name="Standard" style:family="paragraph">
      <style:text-properties style:font-name="新細明體, PMingLiU" style:font-name-complex="新細明體, PMingLiU"/>
    </style:style>
    <style:style style:name="TableCell1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4" style:parent-style-name="Standard" style:family="paragraph">
      <style:text-properties style:font-name="新細明體, PMingLiU" style:font-name-complex="新細明體, PMingLiU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6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8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79" style:family="table-row">
      <style:table-row-properties style:min-row-height="0.225in" style:use-optimal-row-height="false"/>
    </style:style>
    <style:style style:name="TableCell1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1" style:parent-style-name="Standard" style:family="paragraph">
      <style:text-properties style:font-name="新細明體, PMingLiU" style:font-name-complex="新細明體, PMingLiU"/>
    </style:style>
    <style:style style:name="TableCell1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Cell1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88" style:family="table-row">
      <style:table-row-properties style:min-row-height="0.225in" style:use-optimal-row-height="false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2" style:parent-style-name="預設段落字型" style:family="text">
      <style:text-properties style:font-name="新細明體, PMingLiU" style:font-name-complex="新細明體, PMingLiU"/>
    </style:style>
    <style:style style:name="T193" style:parent-style-name="預設段落字型" style:family="text">
      <style:text-properties style:font-name="新細明體, PMingLiU" style:font-name-complex="新細明體, PMingLiU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98" style:family="table-row">
      <style:table-row-properties style:min-row-height="0.225in" style:use-optimal-row-height="false"/>
    </style:style>
    <style:style style:name="TableCell1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0" style:parent-style-name="Standard" style:family="paragraph">
      <style:text-properties style:font-name="新細明體, PMingLiU" style:font-name-complex="新細明體, PMingLiU"/>
    </style:style>
    <style:style style:name="TableCell2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02" style:parent-style-name="預設段落字型" style:family="text">
      <style:text-properties style:font-name="新細明體, PMingLiU" style:font-name-complex="新細明體, PMingLiU"/>
    </style:style>
    <style:style style:name="TableCell2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2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6" style:parent-style-name="Standard" style:family="paragraph">
      <style:paragraph-properties fo:text-align="end"/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產品代號</text:p>
          </table:table-cell>
          <table:table-cell table:style-name="TableCell9">
            <text:p text:style-name="P10">產品名稱</text:p>
          </table:table-cell>
          <table:table-cell table:style-name="TableCell11">
            <text:p text:style-name="P12"><text:span text:style-name="T13">庫存量</text:span></text:p>
          </table:table-cell>
          <table:table-cell table:style-name="TableCell14">
            <text:p text:style-name="P15">安全存量</text:p>
          </table:table-cell>
        </table:table-row>
        <table:table-row table:style-name="TableRow16">
          <table:table-cell table:style-name="TableCell17">
            <text:p text:style-name="P18">MB486V3R16</text:p>
          </table:table-cell>
          <table:table-cell table:style-name="TableCell19">
            <text:p text:style-name="P20">486主機板VL slot *3 16MB RAM</text:p>
          </table:table-cell>
          <table:table-cell table:style-name="TableCell21">
            <text:p text:style-name="P22">2000</text:p>
          </table:table-cell>
          <table:table-cell table:style-name="TableCell23">
            <text:p text:style-name="P24">1000</text:p>
          </table:table-cell>
        </table:table-row>
        <table:table-row table:style-name="TableRow25">
          <table:table-cell table:style-name="TableCell26">
            <text:p text:style-name="P27">MB486V3R32</text:p>
          </table:table-cell>
          <table:table-cell table:style-name="TableCell28">
            <text:p text:style-name="P29">486主機板VL slot *3 32MB RAM</text:p>
          </table:table-cell>
          <table:table-cell table:style-name="TableCell30">
            <text:p text:style-name="P31">2556</text:p>
          </table:table-cell>
          <table:table-cell table:style-name="TableCell32">
            <text:p text:style-name="P33"><text:span text:style-name="T34">1500</text:span></text:p>
          </table:table-cell>
        </table:table-row>
        <table:table-row table:style-name="TableRow35">
          <table:table-cell table:style-name="TableCell36">
            <text:p text:style-name="P37">MB486P3R16</text:p>
          </table:table-cell>
          <table:table-cell table:style-name="TableCell38">
            <text:p text:style-name="P39">486主機板PCI slot *3 16MB RAM</text:p>
          </table:table-cell>
          <table:table-cell table:style-name="TableCell40">
            <text:p text:style-name="P41">1522</text:p>
          </table:table-cell>
          <table:table-cell table:style-name="TableCell42">
            <text:p text:style-name="P43"><text:span text:style-name="T44">1200</text:span></text:p>
          </table:table-cell>
        </table:table-row>
        <table:table-row table:style-name="TableRow45">
          <table:table-cell table:style-name="TableCell46">
            <text:p text:style-name="P47">MB486P3R32</text:p>
          </table:table-cell>
          <table:table-cell table:style-name="TableCell48">
            <text:p text:style-name="P49">486主機板PCI slot *3 32MB RAM</text:p>
          </table:table-cell>
          <table:table-cell table:style-name="TableCell50">
            <text:p text:style-name="P51">15566</text:p>
          </table:table-cell>
          <table:table-cell table:style-name="TableCell52">
            <text:p text:style-name="P53"><text:span text:style-name="T54">1050</text:span></text:p>
          </table:table-cell>
        </table:table-row>
        <table:table-row table:style-name="TableRow55">
          <table:table-cell table:style-name="TableCell56">
            <text:p text:style-name="P57">MB586P3R32</text:p>
          </table:table-cell>
          <table:table-cell table:style-name="TableCell58">
            <text:p text:style-name="P59">586主機板PCI slot *3 32MB RAM</text:p>
          </table:table-cell>
          <table:table-cell table:style-name="TableCell60">
            <text:p text:style-name="P61"><text:span text:style-name="T62">43250</text:span></text:p>
          </table:table-cell>
          <table:table-cell table:style-name="TableCell63">
            <text:p text:style-name="P64"><text:span text:style-name="T65">1800</text:span></text:p>
          </table:table-cell>
        </table:table-row>
        <table:table-row table:style-name="TableRow66">
          <table:table-cell table:style-name="TableCell67">
            <text:p text:style-name="P68">MB586P3R16</text:p>
          </table:table-cell>
          <table:table-cell table:style-name="TableCell69">
            <text:p text:style-name="P70">586主機板PCI slot *3 16MB RAM</text:p>
          </table:table-cell>
          <table:table-cell table:style-name="TableCell71">
            <text:p text:style-name="P72">5000</text:p>
          </table:table-cell>
          <table:table-cell table:style-name="TableCell73">
            <text:p text:style-name="P74"><text:span text:style-name="T75">1080</text:span></text:p>
          </table:table-cell>
        </table:table-row>
        <table:table-row table:style-name="TableRow76">
          <table:table-cell table:style-name="TableCell77">
            <text:p text:style-name="P78">MB586V3R32</text:p>
          </table:table-cell>
          <table:table-cell table:style-name="TableCell79">
            <text:p text:style-name="P80">586主機板VL slot *3 32MB RAM</text:p>
          </table:table-cell>
          <table:table-cell table:style-name="TableCell81">
            <text:p text:style-name="P82">1005</text:p>
          </table:table-cell>
          <table:table-cell table:style-name="TableCell83">
            <text:p text:style-name="P84"><text:span text:style-name="T85">1800</text:span></text:p>
          </table:table-cell>
        </table:table-row>
        <table:table-row table:style-name="TableRow86">
          <table:table-cell table:style-name="TableCell87">
            <text:p text:style-name="P88">MB586V3R16</text:p>
          </table:table-cell>
          <table:table-cell table:style-name="TableCell89">
            <text:p text:style-name="P90">586主機板VL slot *3 16MB RAM</text:p>
          </table:table-cell>
          <table:table-cell table:style-name="TableCell91">
            <text:p text:style-name="P92">2665</text:p>
          </table:table-cell>
          <table:table-cell table:style-name="TableCell93">
            <text:p text:style-name="P94"><text:span text:style-name="T95">1500</text:span></text:p>
          </table:table-cell>
        </table:table-row>
        <table:table-row table:style-name="TableRow96">
          <table:table-cell table:style-name="TableCell97">
            <text:p text:style-name="P98">MB586E3R32</text:p>
          </table:table-cell>
          <table:table-cell table:style-name="TableCell99">
            <text:p text:style-name="P100">586主機板EISA<text:s/>slot *3 32MB RAM</text:p>
          </table:table-cell>
          <table:table-cell table:style-name="TableCell101">
            <text:p text:style-name="P102">8466</text:p>
          </table:table-cell>
          <table:table-cell table:style-name="TableCell103">
            <text:p text:style-name="P104"><text:span text:style-name="T105">1400</text:span></text:p>
          </table:table-cell>
        </table:table-row>
        <table:table-row table:style-name="TableRow106">
          <table:table-cell table:style-name="TableCell107">
            <text:p text:style-name="P108">MB586E3R16</text:p>
          </table:table-cell>
          <table:table-cell table:style-name="TableCell109">
            <text:p text:style-name="P110">586主機板EISA slot *3 16MB RAM</text:p>
          </table:table-cell>
          <table:table-cell table:style-name="TableCell111">
            <text:p text:style-name="P112">3251</text:p>
          </table:table-cell>
          <table:table-cell table:style-name="TableCell113">
            <text:p text:style-name="P114"><text:span text:style-name="T115">1300</text:span></text:p>
          </table:table-cell>
        </table:table-row>
        <table:table-row table:style-name="TableRow116">
          <table:table-cell table:style-name="TableCell117">
            <text:p text:style-name="Standard"><text:span text:style-name="T118">MB586E7R32</text:span></text:p>
          </table:table-cell>
          <table:table-cell table:style-name="TableCell119">
            <text:p text:style-name="P120">586主機板EISA slot *7 32MB RAM</text:p>
          </table:table-cell>
          <table:table-cell table:style-name="TableCell121">
            <text:p text:style-name="P122">5466</text:p>
          </table:table-cell>
          <table:table-cell table:style-name="TableCell123">
            <text:p text:style-name="P124">1000</text:p>
          </table:table-cell>
        </table:table-row>
        <table:table-row table:style-name="TableRow125">
          <table:table-cell table:style-name="TableCell126">
            <text:p text:style-name="P127">MB586E7R16</text:p>
          </table:table-cell>
          <table:table-cell table:style-name="TableCell128">
            <text:p text:style-name="P129">586主機板EISA slot *7 16MB RAM</text:p>
          </table:table-cell>
          <table:table-cell table:style-name="TableCell130">
            <text:p text:style-name="P131">1475</text:p>
          </table:table-cell>
          <table:table-cell table:style-name="TableCell132">
            <text:p text:style-name="P133">1000</text:p>
          </table:table-cell>
        </table:table-row>
        <table:table-row table:style-name="TableRow134">
          <table:table-cell table:style-name="TableCell135">
            <text:p text:style-name="P136">SVGAV1M</text:p>
          </table:table-cell>
          <table:table-cell table:style-name="TableCell137">
            <text:p text:style-name="P138">SuperVGA 1280*1024 VL BUS 1MB</text:p>
          </table:table-cell>
          <table:table-cell table:style-name="TableCell139">
            <text:p text:style-name="P140">1111</text:p>
          </table:table-cell>
          <table:table-cell table:style-name="TableCell141">
            <text:p text:style-name="P142">600</text:p>
          </table:table-cell>
        </table:table-row>
        <table:table-row table:style-name="TableRow143">
          <table:table-cell table:style-name="TableCell144">
            <text:p text:style-name="P145">SVGAV2M</text:p>
          </table:table-cell>
          <table:table-cell table:style-name="TableCell146">
            <text:p text:style-name="P147">SuperVGA 1280*1024 VL<text:s/>BUS 2MB</text:p>
          </table:table-cell>
          <table:table-cell table:style-name="TableCell148">
            <text:p text:style-name="P149">4565</text:p>
          </table:table-cell>
          <table:table-cell table:style-name="TableCell150">
            <text:p text:style-name="P151">600</text:p>
          </table:table-cell>
        </table:table-row>
        <table:table-row table:style-name="TableRow152">
          <table:table-cell table:style-name="TableCell153">
            <text:p text:style-name="P154">SVGAP1M</text:p>
          </table:table-cell>
          <table:table-cell table:style-name="TableCell155">
            <text:p text:style-name="P156">SuperVGA 1280*1024 PCI BUS 1MB</text:p>
          </table:table-cell>
          <table:table-cell table:style-name="TableCell157">
            <text:p text:style-name="P158">986</text:p>
          </table:table-cell>
          <table:table-cell table:style-name="TableCell159">
            <text:p text:style-name="P160">600</text:p>
          </table:table-cell>
        </table:table-row>
        <table:table-row table:style-name="TableRow161">
          <table:table-cell table:style-name="TableCell162">
            <text:p text:style-name="P163">SVGAP2M</text:p>
          </table:table-cell>
          <table:table-cell table:style-name="TableCell164">
            <text:p text:style-name="P165">SuperVGA 1280*1024 PCI BUS 2MB</text:p>
          </table:table-cell>
          <table:table-cell table:style-name="TableCell166">
            <text:p text:style-name="P167">2589</text:p>
          </table:table-cell>
          <table:table-cell table:style-name="TableCell168">
            <text:p text:style-name="P169">600</text:p>
          </table:table-cell>
        </table:table-row>
        <table:table-row table:style-name="TableRow170">
          <table:table-cell table:style-name="TableCell171">
            <text:p text:style-name="P172">SCSIPB</text:p>
          </table:table-cell>
          <table:table-cell table:style-name="TableCell173">
            <text:p text:style-name="P174">SCSIcard PCI BUS</text:p>
          </table:table-cell>
          <table:table-cell table:style-name="TableCell175">
            <text:p text:style-name="P176">2586</text:p>
          </table:table-cell>
          <table:table-cell table:style-name="TableCell177">
            <text:p text:style-name="P178">600</text:p>
          </table:table-cell>
        </table:table-row>
        <table:table-row table:style-name="TableRow179">
          <table:table-cell table:style-name="TableCell180">
            <text:p text:style-name="P181">SCSIVB</text:p>
          </table:table-cell>
          <table:table-cell table:style-name="TableCell182">
            <text:p text:style-name="P183">SCSIcard VL BUS</text:p>
          </table:table-cell>
          <table:table-cell table:style-name="TableCell184">
            <text:p text:style-name="P185">2145</text:p>
          </table:table-cell>
          <table:table-cell table:style-name="TableCell186">
            <text:p text:style-name="P187">600</text:p>
          </table:table-cell>
        </table:table-row>
        <table:table-row table:style-name="TableRow188">
          <table:table-cell table:style-name="TableCell189">
            <text:p text:style-name="P190">EIDE1RP</text:p>
          </table:table-cell>
          <table:table-cell table:style-name="TableCell191">
            <text:p text:style-name="Standard"><text:span text:style-name="T192">SuperVGA 1280*1024 PCI BUS</text:span><text:span text:style-name="T193"><text:s/>4MB</text:span></text:p>
          </table:table-cell>
          <table:table-cell table:style-name="TableCell194">
            <text:p text:style-name="P195">1112</text:p>
          </table:table-cell>
          <table:table-cell table:style-name="TableCell196">
            <text:p text:style-name="P197">1000</text:p>
          </table:table-cell>
        </table:table-row>
        <table:table-row table:style-name="TableRow198">
          <table:table-cell table:style-name="TableCell199">
            <text:p text:style-name="P200">EIDE2RP</text:p>
          </table:table-cell>
          <table:table-cell table:style-name="TableCell201">
            <text:p text:style-name="Standard"><text:span text:style-name="T202">SuperVGA 1280*1024 PCI BUS 8MB</text:span></text:p>
          </table:table-cell>
          <table:table-cell table:style-name="TableCell203">
            <text:p text:style-name="P204">4666</text:p>
          </table:table-cell>
          <table:table-cell table:style-name="TableCell205">
            <text:p text:style-name="P206">1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1.1812in" fo:margin-right="1.1812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產品代號</dc:title>
    <meta:initial-creator>Administrator</meta:initial-creator>
    <dc:creator>Alan</dc:creator>
    <meta:creation-date>2019-03-21T08:01:00Z</meta:creation-date>
    <dc:date>2019-03-21T08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144" meta:character-count="970" meta:row-count="6" meta:non-whitespace-character-count="827"/>
  </office:meta>
</office:document-meta>
</file>